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 Narrow1" svg:font-family="'Arial Narro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Narrow" svg:font-family="'Arial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amarilla">
      <style:graphic-properties fo:min-height="0.112cm" fo:min-width="1.462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verde">
      <style:graphic-properties fo:min-height="0.112cm" fo:min-width="1.462cm"/>
    </style:style>
    <style:style style:name="gr4" style:family="graphic" style:parent-style-name="amarilla">
      <style:graphic-properties fo:min-height="0.112cm" fo:min-width="0.462cm"/>
    </style:style>
    <style:style style:name="gr5" style:family="graphic" style:parent-style-name="punteado">
      <style:graphic-properties fo:min-height="0.15cm" fo:min-width="1cm"/>
    </style:style>
    <style:style style:name="gr6" style:family="graphic" style:parent-style-name="punteado">
      <style:graphic-properties fo:min-height="0.15cm" fo:min-width="2.4cm"/>
    </style:style>
    <style:style style:name="gr7" style:family="graphic" style:parent-style-name="punteado">
      <style:graphic-properties fo:min-height="0.15cm" fo:min-width="1.6cm"/>
    </style:style>
    <style:style style:name="gr8" style:family="graphic" style:parent-style-name="punteado">
      <style:graphic-properties fo:min-height="0.15cm" fo:min-width="1.7cm"/>
    </style:style>
    <style:style style:name="gr9" style:family="graphic" style:parent-style-name="naranja">
      <style:graphic-properties fo:min-height="0.112cm" fo:min-width="0.662cm"/>
    </style:style>
    <style:style style:name="gr10" style:family="graphic" style:parent-style-name="punteado">
      <style:graphic-properties fo:min-height="0.15cm" fo:min-width="1.2cm"/>
    </style:style>
    <style:style style:name="gr11" style:family="graphic" style:parent-style-name="punteado">
      <style:graphic-properties fo:min-height="0.15cm" fo:min-width="1.8cm"/>
    </style:style>
    <style:style style:name="gr12" style:family="graphic" style:parent-style-name="roja">
      <style:graphic-properties fo:min-height="0.112cm" fo:min-width="0.662cm"/>
    </style:style>
    <style:style style:name="gr13" style:family="graphic" style:parent-style-name="punteado">
      <style:graphic-properties fo:min-height="0.15cm" fo:min-width="1.4cm"/>
    </style:style>
    <style:style style:name="gr14" style:family="graphic" style:parent-style-name="azul">
      <style:graphic-properties fo:min-height="0.112cm" fo:min-width="0.662cm"/>
    </style:style>
    <style:style style:name="gr15" style:family="graphic" style:parent-style-name="punteado">
      <style:graphic-properties fo:min-height="0.15cm" fo:min-width="1.1cm"/>
    </style:style>
    <style:style style:name="gr16" style:family="graphic" style:parent-style-name="punteado">
      <style:graphic-properties fo:min-height="0.15cm" fo:min-width="1.5cm"/>
    </style:style>
    <style:style style:name="gr17" style:family="graphic" style:parent-style-name="standard">
      <style:graphic-properties draw:opacity="13%" draw:textarea-horizontal-align="right" draw:textarea-vertical-align="middle" draw:auto-grow-height="false" fo:min-height="7.51cm" fo:min-width="8.142cm" fo:padding-top="-3cm" fo:padding-left="3cm"/>
    </style:style>
    <style:style style:name="gr18" style:family="graphic" style:parent-style-name="punteado">
      <style:graphic-properties fo:min-height="0.15cm" fo:min-width="1.3cm"/>
    </style:style>
    <style:style style:name="gr19" style:family="graphic" style:parent-style-name="punteado">
      <style:graphic-properties fo:min-height="0.15cm" fo:min-width="3.2cm"/>
    </style:style>
    <style:style style:name="gr20" style:family="graphic" style:parent-style-name="standard">
      <style:graphic-properties draw:opacity="36%" draw:textarea-horizontal-align="right" draw:textarea-vertical-align="middle" draw:auto-grow-height="false" fo:min-height="6.151cm" fo:min-width="0.401cm" fo:padding-left="3.25cm"/>
    </style:style>
    <style:style style:name="gr21" style:family="graphic" style:parent-style-name="standard">
      <style:graphic-properties draw:textarea-horizontal-align="left" draw:textarea-vertical-align="middle" draw:auto-grow-height="false" fo:padding-left="3.25cm"/>
    </style:style>
    <style:style style:name="P1" style:family="paragraph">
      <style:paragraph-properties fo:text-align="center"/>
    </style:style>
    <style:style style:name="P2" style:family="paragraph">
      <loext:graphic-properties draw:opacity="13%"/>
      <style:paragraph-properties fo:text-align="center"/>
    </style:style>
    <style:style style:name="P3" style:family="paragraph">
      <style:text-properties fo:color="#b7b3ca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opacity="36%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verde" xml:id="id1" draw:id="id1" draw:layer="layout" svg:width="2cm" svg:height="0.4cm" svg:x="2cm" svg:y="2cm">
          <text:p>he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xml:id="id2" draw:id="id2" draw:layer="layout" svg:width="2cm" svg:height="0.4cm" svg:x="4cm" svg:y="2.6cm">
          <text:p>sty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3cm" svg:y1="2.4cm" svg:x2="4cm" svg:y2="2.8cm" draw:start-shape="id1" draw:start-glue-point="2" draw:end-shape="id2" draw:end-glue-point="3" svg:d="M3000 2400v400h1000" svg:viewBox="0 0 1001 401">
          <text:p/>
        </draw:connector>
        <draw:custom-shape draw:style-name="gr3" xml:id="id3" draw:id="id3" draw:layer="layout" svg:width="2cm" svg:height="0.4cm" svg:x="2cm" svg:y="3.2cm">
          <text:p>bod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xml:id="id4" draw:id="id4" draw:layer="layout" svg:width="1cm" svg:height="0.4cm" svg:x="4cm" svg:y="3.7cm">
          <text:p>di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layer="layout" svg:width="1cm" svg:height="0.4cm" svg:x="4.5cm" svg:y="4.1cm">
          <text:p>di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xml:id="id9" draw:id="id9" draw:layer="layout" svg:width="1cm" svg:height="0.4cm" svg:x="5cm" svg:y="4.5cm">
          <text:p>di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xml:id="id6" draw:id="id6" draw:layer="layout" svg:width="1cm" svg:height="0.4cm" svg:x="5.5cm" svg:y="4.9cm">
          <text:p>di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3cm" svg:y1="3.6cm" svg:x2="4cm" svg:y2="3.9cm" draw:start-shape="id3" draw:start-glue-point="2" draw:end-shape="id4" draw:end-glue-point="3" svg:d="M3000 3600v300h1000" svg:viewBox="0 0 1001 301">
          <text:p/>
        </draw:connector>
        <draw:custom-shape draw:style-name="gr5" xml:id="id5" draw:id="id5" draw:layer="layout" svg:width="1.5cm" svg:height="0.4cm" svg:x="5cm" svg:y="3.2cm">
          <text:p>tc-body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cm" svg:y1="3.4cm" svg:x2="5cm" svg:y2="3.4cm" draw:start-shape="id3" draw:start-glue-point="1" draw:end-shape="id5" draw:end-glue-point="3" svg:d="M4000 3400h1000" svg:viewBox="0 0 1001 1">
          <text:p/>
        </draw:connector>
        <draw:custom-shape draw:style-name="gr5" xml:id="id7" draw:id="id7" draw:layer="layout" svg:width="1.5cm" svg:height="0.4cm" svg:x="7.5cm" svg:y="4.9cm">
          <text:p>tc-dropzon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5cm" svg:y1="5.1cm" svg:x2="7.5cm" svg:y2="5.1cm" draw:start-shape="id6" draw:start-glue-point="1" draw:end-shape="id7" draw:end-glue-point="3" svg:d="M6500 5100h1000" svg:viewBox="0 0 1001 1">
          <text:p/>
        </draw:connector>
        <draw:custom-shape draw:style-name="gr6" xml:id="id8" draw:id="id8" draw:layer="layout" svg:width="2.9cm" svg:height="0.4cm" svg:x="6cm" svg:y="3.7cm">
          <text:p>tc-page-container-wrapp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cm" svg:y1="3.9cm" svg:x2="6cm" svg:y2="3.9cm" draw:start-shape="id4" draw:start-glue-point="1" draw:end-shape="id8" draw:end-glue-point="3" svg:d="M5000 3900h1000" svg:viewBox="0 0 1001 1">
          <text:p/>
        </draw:connector>
        <draw:custom-shape draw:style-name="gr7" xml:id="id10" draw:id="id10" draw:layer="layout" svg:width="2.1cm" svg:height="0.4cm" svg:x="7cm" svg:y="4.5cm">
          <text:p>tc-page-contain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cm" svg:y1="4.7cm" svg:x2="7cm" svg:y2="4.7cm" draw:start-shape="id9" draw:start-glue-point="1" draw:end-shape="id10" draw:end-glue-point="3" svg:d="M6000 4700h1000" svg:viewBox="0 0 1001 1">
          <text:p/>
        </draw:connector>
        <draw:custom-shape draw:style-name="gr8" xml:id="id11" draw:id="id11" draw:layer="layout" svg:width="2.2cm" svg:height="0.4cm" svg:x="9.2cm" svg:y="4.5cm">
          <text:p>tc-page-view-class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xml:id="id12" draw:id="id12" draw:layer="layout" svg:width="2.1cm" svg:height="0.4cm" svg:x="11.5cm" svg:y="4.5cm">
          <text:p>tc-language-en-GB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.1cm" svg:y1="4.7cm" svg:x2="9.2cm" svg:y2="4.7cm" draw:start-shape="id10" draw:start-glue-point="1" draw:end-shape="id11" draw:end-glue-point="3" svg:d="M9100 4700h100" svg:viewBox="0 0 101 1">
          <text:p/>
        </draw:connector>
        <draw:connector draw:style-name="gr2" draw:text-style-name="P1" draw:layer="layout" svg:x1="11.4cm" svg:y1="4.7cm" svg:x2="11.5cm" svg:y2="4.7cm" draw:start-shape="id11" draw:start-glue-point="1" draw:end-shape="id12" draw:end-glue-point="3" svg:d="M11400 4700h100" svg:viewBox="0 0 101 1">
          <text:p/>
        </draw:connector>
        <draw:custom-shape draw:style-name="gr9" xml:id="id13" draw:id="id13" draw:layer="layout" svg:width="1.2cm" svg:height="0.4cm" svg:x="6.5cm" svg:y="5.6cm">
          <text:p>sp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xml:id="id14" draw:id="id14" draw:layer="layout" svg:width="1.2cm" svg:height="0.4cm" svg:x="6.5cm" svg:y="6cm">
          <text:p>sp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xml:id="id15" draw:id="id15" draw:layer="layout" svg:width="1.2cm" svg:height="0.4cm" svg:x="6.5cm" svg:y="7cm">
          <text:p>di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xml:id="id16" draw:id="id16" draw:layer="layout" svg:width="1.2cm" svg:height="0.4cm" svg:x="6.5cm" svg:y="14cm">
          <text:p>s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6cm" svg:y1="5.3cm" svg:x2="6.5cm" svg:y2="5.8cm" draw:start-shape="id6" draw:start-glue-point="2" draw:end-shape="id13" draw:end-glue-point="3" svg:d="M6000 5300v500h500" svg:viewBox="0 0 501 501">
          <text:p/>
        </draw:connector>
        <draw:connector draw:style-name="gr2" draw:text-style-name="P1" draw:layer="layout" svg:x1="6cm" svg:y1="5.3cm" svg:x2="6.5cm" svg:y2="6.2cm" draw:start-shape="id6" draw:start-glue-point="2" draw:end-shape="id14" draw:end-glue-point="3" svg:d="M6000 5300v900h500" svg:viewBox="0 0 501 901">
          <text:p/>
        </draw:connector>
        <draw:connector draw:style-name="gr2" draw:text-style-name="P1" draw:layer="layout" svg:x1="6cm" svg:y1="5.3cm" svg:x2="6.5cm" svg:y2="7.2cm" draw:start-shape="id6" draw:start-glue-point="2" draw:end-shape="id15" draw:end-glue-point="3" svg:d="M6000 5300v851h-1v1049h501" svg:viewBox="0 0 502 1901">
          <text:p/>
        </draw:connector>
        <draw:connector draw:style-name="gr2" draw:text-style-name="P1" draw:layer="layout" svg:x1="6cm" svg:y1="5.3cm" svg:x2="6.5cm" svg:y2="14.2cm" draw:start-shape="id6" draw:start-glue-point="2" draw:end-shape="id16" draw:end-glue-point="3" svg:d="M6000 5300v4351h-1v4549h501" svg:viewBox="0 0 502 8901">
          <text:p/>
        </draw:connector>
        <draw:custom-shape draw:style-name="gr5" xml:id="id17" draw:id="id17" draw:layer="layout" svg:width="1.5cm" svg:height="0.4cm" svg:x="9cm" svg:y="5.6cm">
          <text:p>tc-topbar</text:p>
          <draw:enhanced-geometry svg:viewBox="0 0 21600 21600" draw:type="rectangle" draw:enhanced-path="M 0 0 L 21600 0 21600 21600 0 21600 0 0 Z N"/>
        </draw:custom-shape>
        <draw:custom-shape draw:style-name="gr10" xml:id="id18" draw:id="id18" draw:layer="layout" svg:width="1.7cm" svg:height="0.4cm" svg:x="10.6cm" svg:y="5.6cm">
          <text:p>tc-topbar-lef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7cm" svg:y1="5.8cm" svg:x2="9cm" svg:y2="5.8cm" draw:start-shape="id13" draw:start-glue-point="1" draw:end-shape="id17" draw:end-glue-point="3" svg:d="M7700 5800h1300" svg:viewBox="0 0 1301 1">
          <text:p/>
        </draw:connector>
        <draw:connector draw:style-name="gr2" draw:text-style-name="P1" draw:layer="layout" svg:x1="10.5cm" svg:y1="5.8cm" svg:x2="10.6cm" svg:y2="5.8cm" draw:start-shape="id17" draw:start-glue-point="1" draw:end-shape="id18" draw:end-glue-point="3" svg:d="M10500 5800h100" svg:viewBox="0 0 101 1">
          <text:p/>
        </draw:connector>
        <draw:custom-shape draw:style-name="gr5" xml:id="id19" draw:id="id19" draw:layer="layout" svg:width="1.5cm" svg:height="0.4cm" svg:x="9cm" svg:y="6cm">
          <text:p>tc-topbar</text:p>
          <draw:enhanced-geometry svg:viewBox="0 0 21600 21600" draw:type="rectangle" draw:enhanced-path="M 0 0 L 21600 0 21600 21600 0 21600 0 0 Z N"/>
        </draw:custom-shape>
        <draw:custom-shape draw:style-name="gr10" xml:id="id20" draw:id="id20" draw:layer="layout" svg:width="1.7cm" svg:height="0.4cm" svg:x="10.6cm" svg:y="6cm">
          <text:p>tc-topbar-righ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cm" svg:y1="6.2cm" svg:x2="10.6cm" svg:y2="6.2cm" draw:start-shape="id19" draw:start-glue-point="1" draw:end-shape="id20" draw:end-glue-point="3" svg:d="M10500 6200h100" svg:viewBox="0 0 101 1">
          <text:p/>
        </draw:connector>
        <draw:connector draw:style-name="gr2" draw:text-style-name="P1" draw:layer="layout" svg:x1="7.7cm" svg:y1="6.2cm" svg:x2="9cm" svg:y2="6.2cm" draw:start-shape="id14" draw:start-glue-point="1" draw:end-shape="id19" draw:end-glue-point="3" svg:d="M7700 6200h1300" svg:viewBox="0 0 1301 1">
          <text:p/>
        </draw:connector>
        <draw:custom-shape draw:style-name="gr9" xml:id="id21" draw:id="id21" draw:layer="layout" svg:width="1.2cm" svg:height="0.4cm" svg:x="7.1cm" svg:y="6.4cm">
          <text:p>sp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xml:id="id22" draw:id="id22" draw:layer="layout" svg:width="1.5cm" svg:height="0.4cm" svg:x="9.3cm" svg:y="6.4cm">
          <text:p>tc-reve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8.3cm" svg:y1="6.6cm" svg:x2="9.3cm" svg:y2="6.6cm" draw:start-shape="id21" draw:start-glue-point="1" draw:end-shape="id22" draw:end-glue-point="3" svg:d="M8300 6600h1000" svg:viewBox="0 0 1001 1">
          <text:p/>
        </draw:connector>
        <draw:custom-shape draw:style-name="gr11" xml:id="id23" draw:id="id23" draw:layer="layout" svg:width="2.3cm" svg:height="0.4cm" svg:x="8.5cm" svg:y="7cm">
          <text:p>tc-sidebar-scrollabl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7cm" svg:y1="7.2cm" svg:x2="8.5cm" svg:y2="7.2cm" draw:start-shape="id15" draw:start-glue-point="1" draw:end-shape="id23" draw:end-glue-point="3" svg:d="M7700 7200h800" svg:viewBox="0 0 801 1">
          <text:p/>
        </draw:connector>
        <draw:custom-shape draw:style-name="gr9" draw:layer="layout" svg:width="1.2cm" svg:height="0.4cm" svg:x="7cm" svg:y="7.4cm">
          <text:p>di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xml:id="id24" draw:id="id24" draw:layer="layout" svg:width="1.2cm" svg:height="0.4cm" svg:x="7.5cm" svg:y="7.8cm">
          <text:p>di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xml:id="id26" draw:id="id26" draw:layer="layout" svg:width="1.2cm" svg:height="0.4cm" svg:x="8cm" svg:y="8.2cm">
          <text:p>di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xml:id="id25" draw:id="id25" draw:layer="layout" svg:width="2.3cm" svg:height="0.4cm" svg:x="9.7cm" svg:y="7.8cm">
          <text:p>tc-sidebar-head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8.7cm" svg:y1="8cm" svg:x2="9.7cm" svg:y2="8cm" draw:start-shape="id24" draw:start-glue-point="1" draw:end-shape="id25" draw:end-glue-point="3" svg:d="M8700 8000h1000" svg:viewBox="0 0 1001 1">
          <text:p/>
        </draw:connector>
        <draw:custom-shape draw:style-name="gr5" xml:id="id27" draw:id="id27" draw:layer="layout" svg:width="1.5cm" svg:height="0.4cm" svg:x="10.2cm" svg:y="8.2cm">
          <text:p>tc-reve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9.2cm" svg:y1="8.4cm" svg:x2="10.2cm" svg:y2="8.4cm" draw:start-shape="id26" draw:start-glue-point="1" draw:end-shape="id27" draw:end-glue-point="3" svg:d="M9200 8400h1000" svg:viewBox="0 0 1001 1">
          <text:p/>
        </draw:connector>
        <draw:custom-shape draw:style-name="gr9" xml:id="id28" draw:id="id28" draw:layer="layout" svg:width="1.2cm" svg:height="0.4cm" svg:x="9cm" svg:y="8.7cm">
          <text:p>di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xml:id="id29" draw:id="id29" draw:layer="layout" svg:width="1.5cm" svg:height="0.4cm" svg:x="11.2cm" svg:y="8.7cm">
          <text:p>tc-reve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0.2cm" svg:y1="8.9cm" svg:x2="11.2cm" svg:y2="8.9cm" draw:start-shape="id28" draw:start-glue-point="1" draw:end-shape="id29" draw:end-glue-point="3" svg:d="M10200 8900h1000" svg:viewBox="0 0 1001 1">
          <text:p/>
        </draw:connector>
        <draw:custom-shape draw:style-name="gr12" xml:id="id30" draw:id="id30" draw:layer="layout" svg:width="1.2cm" svg:height="0.4cm" svg:x="9.5cm" svg:y="9.1cm">
          <text:p>h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xml:id="id31" draw:id="id31" draw:layer="layout" svg:width="1.5cm" svg:height="0.4cm" svg:x="11.7cm" svg:y="9.1cm">
          <text:p>tc-site-tit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0.7cm" svg:y1="9.3cm" svg:x2="11.7cm" svg:y2="9.3cm" draw:start-shape="id30" draw:start-glue-point="1" draw:end-shape="id31" draw:end-glue-point="3" svg:d="M10700 9300h1000" svg:viewBox="0 0 1001 1">
          <text:p/>
        </draw:connector>
        <draw:connector draw:style-name="gr2" draw:text-style-name="P1" draw:layer="layout" svg:x1="8.6cm" svg:y1="8.6cm" svg:x2="9cm" svg:y2="8.9cm" draw:start-shape="id26" draw:start-glue-point="2" draw:end-shape="id28" draw:end-glue-point="3" svg:d="M8600 8600v300h400" svg:viewBox="0 0 401 301">
          <text:p/>
        </draw:connector>
        <draw:custom-shape draw:style-name="gr9" xml:id="id32" draw:id="id32" draw:layer="layout" svg:width="1.2cm" svg:height="0.4cm" svg:x="9cm" svg:y="9.5cm">
          <text:p>di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xml:id="id33" draw:id="id33" draw:layer="layout" svg:width="1.5cm" svg:height="0.4cm" svg:x="11.2cm" svg:y="9.5cm">
          <text:p>tc-reve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0.2cm" svg:y1="9.7cm" svg:x2="11.2cm" svg:y2="9.7cm" draw:start-shape="id32" draw:start-glue-point="1" draw:end-shape="id33" draw:end-glue-point="3" svg:d="M10200 9700h1000" svg:viewBox="0 0 1001 1">
          <text:p/>
        </draw:connector>
        <draw:custom-shape draw:style-name="gr12" xml:id="id34" draw:id="id34" draw:layer="layout" svg:width="1.2cm" svg:height="0.4cm" svg:x="9.5cm" svg:y="9.9cm">
          <text:p>h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xml:id="id35" draw:id="id35" draw:layer="layout" svg:width="1.5cm" svg:height="0.4cm" svg:x="11.7cm" svg:y="9.9cm">
          <text:p>tc-site-subtit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0.7cm" svg:y1="10.1cm" svg:x2="11.7cm" svg:y2="10.1cm" draw:start-shape="id34" draw:start-glue-point="1" draw:end-shape="id35" draw:end-glue-point="3" svg:d="M10700 10100h1000" svg:viewBox="0 0 1001 1">
          <text:p/>
        </draw:connector>
        <draw:connector draw:style-name="gr2" draw:text-style-name="P1" draw:layer="layout" svg:x1="8.6cm" svg:y1="8.6cm" svg:x2="9cm" svg:y2="9.7cm" draw:start-shape="id26" draw:start-glue-point="2" draw:end-shape="id32" draw:end-glue-point="3" svg:d="M8600 8600v1100h400" svg:viewBox="0 0 401 1101">
          <text:p/>
        </draw:connector>
        <draw:connector draw:style-name="gr2" draw:text-style-name="P1" draw:layer="layout" svg:x1="10.302cm" svg:y1="8.901cm" svg:x2="11.302cm" svg:y2="8.901cm" svg:d="M10302 8901h1000" svg:viewBox="0 0 1001 1">
          <text:p/>
        </draw:connector>
        <draw:custom-shape draw:style-name="gr9" xml:id="id36" draw:id="id36" draw:layer="layout" svg:width="1.2cm" svg:height="0.4cm" svg:x="9.001cm" svg:y="10.3cm">
          <text:p>di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xml:id="id37" draw:id="id37" draw:layer="layout" svg:width="1.5cm" svg:height="0.4cm" svg:x="11.201cm" svg:y="10.3cm">
          <text:p>tc-reve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0.201cm" svg:y1="10.5cm" svg:x2="11.201cm" svg:y2="10.5cm" draw:start-shape="id36" draw:start-glue-point="1" draw:end-shape="id37" draw:end-glue-point="3" svg:d="M10201 10500h1000" svg:viewBox="0 0 1001 1">
          <text:p/>
        </draw:connector>
        <draw:custom-shape draw:style-name="gr12" draw:layer="layout" svg:width="1.2cm" svg:height="0.4cm" svg:x="9.501cm" svg:y="10.7cm">
          <text:p>p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line-skew="0cm 0.1cm" svg:x1="8.6cm" svg:y1="8.6cm" svg:x2="9.001cm" svg:y2="10.5cm" draw:start-shape="id26" draw:start-glue-point="2" draw:end-shape="id36" draw:end-glue-point="3" svg:d="M8600 8600v851 1049h401" svg:viewBox="0 0 402 1901">
          <text:p/>
        </draw:connector>
        <draw:custom-shape draw:style-name="gr13" xml:id="id38" draw:id="id38" draw:layer="layout" svg:width="1.9cm" svg:height="0.4cm" svg:x="12.2cm" svg:y="11.1cm">
          <text:p>tc-page-control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1.2cm" svg:y1="11.3cm" svg:x2="12.2cm" svg:y2="11.3cm" draw:end-shape="id38" svg:d="M11200 11300h1000" svg:viewBox="0 0 1001 1">
          <text:p/>
        </draw:connector>
        <draw:custom-shape draw:style-name="gr9" xml:id="id39" draw:id="id39" draw:layer="layout" svg:width="1.2cm" svg:height="0.4cm" svg:x="9.1cm" svg:y="11.5cm">
          <text:p>di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8.6cm" svg:y1="8.6cm" svg:x2="9.1cm" svg:y2="11.7cm" draw:start-shape="id26" draw:start-glue-point="2" draw:end-shape="id39" draw:end-glue-point="3" svg:d="M8600 8600v1451h-1v1649h501" svg:viewBox="0 0 502 3101">
          <text:p/>
        </draw:connector>
        <draw:custom-shape draw:style-name="gr14" draw:layer="layout" svg:width="1.2cm" svg:height="0.4cm" svg:x="10.001cm" svg:y="11.101cm">
          <text:p>di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roja" xml:id="id40" draw:id="id40" draw:layer="layout" svg:width="1.2cm" svg:height="0.4cm" svg:x="9.5cm" svg:y="11.9cm">
          <text:p>di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xml:id="id41" draw:id="id41" draw:layer="layout" svg:width="1.6cm" svg:height="0.4cm" svg:x="11.6cm" svg:y="11.9cm">
          <text:p>tc-sidebar-lis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xml:id="id42" draw:id="id42" draw:layer="layout" svg:width="2cm" svg:height="0.4cm" svg:x="13.3cm" svg:y="11.9cm">
          <text:p>tc-sidebar-search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0.7cm" svg:y1="12.1cm" svg:x2="11.6cm" svg:y2="12.1cm" draw:start-shape="id40" draw:start-glue-point="1" draw:end-shape="id41" draw:end-glue-point="3" svg:d="M10700 12100h900" svg:viewBox="0 0 901 1">
          <text:p/>
        </draw:connector>
        <draw:connector draw:style-name="gr2" draw:text-style-name="P1" draw:layer="layout" svg:x1="13.2cm" svg:y1="12.1cm" svg:x2="13.3cm" svg:y2="12.1cm" draw:start-shape="id41" draw:start-glue-point="1" draw:end-shape="id42" draw:end-glue-point="3" svg:d="M13200 12100h100" svg:viewBox="0 0 101 1">
          <text:p/>
        </draw:connector>
        <draw:custom-shape draw:style-name="gr5" xml:id="id43" draw:id="id43" draw:layer="layout" svg:width="1.5cm" svg:height="0.4cm" svg:x="11.2cm" svg:y="11.5cm">
          <text:p>tc-reve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0.3cm" svg:y1="11.7cm" svg:x2="11.2cm" svg:y2="11.7cm" draw:start-shape="id39" draw:start-glue-point="1" draw:end-shape="id43" draw:end-glue-point="3" svg:d="M10300 11700h900" svg:viewBox="0 0 901 1">
          <text:p/>
        </draw:connector>
        <draw:custom-shape draw:style-name="gr9" xml:id="id44" draw:id="id44" draw:layer="layout" svg:width="1.2cm" svg:height="0.4cm" svg:x="9.1cm" svg:y="12.3cm">
          <text:p>di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xml:id="id45" draw:id="id45" draw:layer="layout" svg:width="1.5cm" svg:height="0.4cm" svg:x="11.2cm" svg:y="12.3cm">
          <text:p>tc-reve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0.3cm" svg:y1="12.5cm" svg:x2="11.2cm" svg:y2="12.5cm" draw:start-shape="id44" draw:start-glue-point="1" draw:end-shape="id45" draw:end-glue-point="3" svg:d="M10300 12500h900" svg:viewBox="0 0 901 1">
          <text:p/>
        </draw:connector>
        <draw:custom-shape draw:style-name="gr12" xml:id="id46" draw:id="id46" draw:layer="layout" svg:width="1.2cm" svg:height="0.4cm" svg:x="9.5cm" svg:y="12.7cm">
          <text:p>di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xml:id="id47" draw:id="id47" draw:layer="layout" svg:width="1.6cm" svg:height="0.4cm" svg:x="11.6cm" svg:y="12.7cm">
          <text:p>tc-sidebar-lis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xml:id="id48" draw:id="id48" draw:layer="layout" svg:width="2cm" svg:height="0.4cm" svg:x="13.3cm" svg:y="12.7cm">
          <text:p>tc-sidebar-tab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0.7cm" svg:y1="12.9cm" svg:x2="11.6cm" svg:y2="12.9cm" draw:start-shape="id46" draw:start-glue-point="1" draw:end-shape="id47" draw:end-glue-point="3" svg:d="M10700 12900h900" svg:viewBox="0 0 901 1">
          <text:p/>
        </draw:connector>
        <draw:connector draw:style-name="gr2" draw:text-style-name="P1" draw:layer="layout" svg:x1="13.2cm" svg:y1="12.9cm" svg:x2="13.3cm" svg:y2="12.9cm" draw:start-shape="id47" draw:start-glue-point="1" draw:end-shape="id48" draw:end-glue-point="3" svg:d="M13200 12900h100" svg:viewBox="0 0 101 1">
          <text:p/>
        </draw:connector>
        <draw:custom-shape draw:style-name="gr17" draw:text-style-name="P2" draw:layer="no-editable" svg:width="13.3cm" svg:height="6.499cm" svg:x="6.301cm" svg:y="6.901cm">
          <text:p text:style-name="P1">The sidebar</text:p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5" xml:id="id49" draw:id="id49" draw:layer="layout" svg:width="1.5cm" svg:height="0.4cm" svg:x="8.7cm" svg:y="14cm">
          <text:p>tc-story-riv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7cm" svg:y1="14.2cm" svg:x2="8.7cm" svg:y2="14.2cm" draw:start-shape="id16" draw:start-glue-point="1" draw:end-shape="id49" draw:end-glue-point="3" svg:d="M7700 14200h1000" svg:viewBox="0 0 1001 1">
          <text:p/>
        </draw:connector>
        <draw:custom-shape draw:style-name="roja" xml:id="id78" draw:id="id78" draw:layer="layout" svg:width="1.2cm" svg:height="0.4cm" svg:x="7.5cm" svg:y="14.6cm">
          <text:p>s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layer="layout" svg:width="1.7cm" svg:height="0.4cm" svg:x="9.8cm" svg:y="14.6cm">
          <text:p>story-backdrop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8.7cm" svg:y1="14.8cm" svg:x2="9.8cm" svg:y2="14.8cm" svg:d="M8700 14800h1100" svg:viewBox="0 0 1101 1">
          <text:p/>
        </draw:connector>
        <draw:custom-shape draw:style-name="gr12" xml:id="id50" draw:id="id50" draw:layer="layout" svg:width="1.2cm" svg:height="0.4cm" svg:x="7.5cm" svg:y="15cm">
          <text:p>di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xml:id="id51" draw:id="id51" draw:layer="layout" svg:width="1.8cm" svg:height="0.4cm" svg:x="9.8cm" svg:y="15cm">
          <text:p>tc-tiddler-frame</text:p>
          <draw:enhanced-geometry svg:viewBox="0 0 21600 21600" draw:type="rectangle" draw:enhanced-path="M 0 0 L 21600 0 21600 21600 0 21600 0 0 Z N"/>
        </draw:custom-shape>
        <draw:custom-shape draw:style-name="gr8" xml:id="id52" draw:id="id52" draw:layer="layout" svg:width="2.2cm" svg:height="0.4cm" svg:x="11.7cm" svg:y="15cm">
          <text:p>tc-tiddler-view-frame</text:p>
          <draw:enhanced-geometry svg:viewBox="0 0 21600 21600" draw:type="rectangle" draw:enhanced-path="M 0 0 L 21600 0 21600 21600 0 21600 0 0 Z N"/>
        </draw:custom-shape>
        <draw:custom-shape draw:style-name="gr18" xml:id="id53" draw:id="id53" draw:layer="layout" svg:width="1.8cm" svg:height="0.4cm" svg:x="14cm" svg:y="15cm">
          <text:p>tc-tiddler-exist</text:p>
          <draw:enhanced-geometry svg:viewBox="0 0 21600 21600" draw:type="rectangle" draw:enhanced-path="M 0 0 L 21600 0 21600 21600 0 21600 0 0 Z N"/>
        </draw:custom-shape>
        <draw:custom-shape draw:style-name="gr19" draw:text-style-name="P3" xml:id="id54" draw:id="id54" draw:layer="layout" svg:width="3.7cm" svg:height="0.4cm" svg:x="15.9cm" svg:y="15cm">
          <text:p>tc-tiddler-shadow (if system tiddler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8.7cm" svg:y1="15.2cm" svg:x2="9.8cm" svg:y2="15.2cm" draw:start-shape="id50" draw:start-glue-point="1" draw:end-shape="id51" draw:end-glue-point="3" svg:d="M8700 15200h1100" svg:viewBox="0 0 1101 1">
          <text:p/>
        </draw:connector>
        <draw:connector draw:style-name="gr2" draw:text-style-name="P1" draw:layer="layout" svg:x1="13.9cm" svg:y1="15.2cm" svg:x2="14cm" svg:y2="15.2cm" draw:start-shape="id52" draw:start-glue-point="1" draw:end-shape="id53" draw:end-glue-point="3" svg:d="M13900 15200h100" svg:viewBox="0 0 101 1">
          <text:p/>
        </draw:connector>
        <draw:connector draw:style-name="gr2" draw:text-style-name="P1" draw:layer="layout" svg:x1="15.8cm" svg:y1="15.2cm" svg:x2="15.9cm" svg:y2="15.2cm" draw:start-shape="id53" draw:start-glue-point="1" draw:end-shape="id54" draw:end-glue-point="3" svg:d="M15800 15200h100" svg:viewBox="0 0 101 1">
          <text:p/>
        </draw:connector>
        <draw:custom-shape draw:style-name="azul" xml:id="id55" draw:id="id55" draw:layer="layout" svg:width="1.2cm" svg:height="0.4cm" svg:x="8.5cm" svg:y="15.8cm">
          <text:p>di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xml:id="id56" draw:id="id56" draw:layer="layout" svg:width="1.5cm" svg:height="0.4cm" svg:x="10.8cm" svg:y="15.8cm">
          <text:p>tc-tiddler-tit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9.7cm" svg:y1="16cm" svg:x2="10.8cm" svg:y2="16cm" draw:start-shape="id55" draw:start-glue-point="1" draw:end-shape="id56" draw:end-glue-point="3" svg:d="M9700 16000h1100" svg:viewBox="0 0 1101 1">
          <text:p/>
        </draw:connector>
        <draw:connector draw:style-name="gr2" draw:text-style-name="P1" draw:layer="layout" svg:x1="8.1cm" svg:y1="15.4cm" svg:x2="8.5cm" svg:y2="16cm" draw:start-shape="id50" draw:start-glue-point="2" draw:end-shape="id55" draw:end-glue-point="3" svg:d="M8100 15400v600h400" svg:viewBox="0 0 401 601">
          <text:p/>
        </draw:connector>
        <draw:custom-shape draw:style-name="azul" xml:id="id57" draw:id="id57" draw:layer="layout" svg:width="1.2cm" svg:height="0.4cm" svg:x="9cm" svg:y="16.2cm">
          <text:p>di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xml:id="id58" draw:id="id58" draw:layer="layout" svg:width="1.5cm" svg:height="0.4cm" svg:x="11.3cm" svg:y="16.2cm">
          <text:p>tc-titleba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0.2cm" svg:y1="16.4cm" svg:x2="11.3cm" svg:y2="16.4cm" draw:start-shape="id57" draw:start-glue-point="1" draw:end-shape="id58" draw:end-glue-point="3" svg:d="M10200 16400h1100" svg:viewBox="0 0 1101 1">
          <text:p/>
        </draw:connector>
        <draw:custom-shape draw:style-name="azul" xml:id="id59" draw:id="id59" draw:layer="layout" svg:width="1.2cm" svg:height="0.4cm" svg:x="9.5cm" svg:y="16.6cm">
          <text:p>sp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xml:id="id60" draw:id="id60" draw:layer="layout" svg:width="2cm" svg:height="0.4cm" svg:x="11.8cm" svg:y="16.6cm">
          <text:p>tc-tiddler-control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0.7cm" svg:y1="16.8cm" svg:x2="11.8cm" svg:y2="16.8cm" draw:start-shape="id59" draw:start-glue-point="1" draw:end-shape="id60" draw:end-glue-point="3" svg:d="M10700 16800h1100" svg:viewBox="0 0 1101 1">
          <text:p/>
        </draw:connector>
        <draw:custom-shape draw:style-name="azul" draw:layer="layout" svg:width="1.2cm" svg:height="0.4cm" svg:x="9.5cm" svg:y="17cm">
          <text:p>sp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azul" xml:id="id61" draw:id="id61" draw:layer="layout" svg:width="1.2cm" svg:height="0.4cm" svg:x="10cm" svg:y="17.4cm">
          <text:p>sp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xml:id="id62" draw:id="id62" draw:layer="layout" svg:width="2cm" svg:height="0.4cm" svg:x="12.3cm" svg:y="17.4cm">
          <text:p>tc-tiddler-title-ico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1.2cm" svg:y1="17.6cm" svg:x2="12.3cm" svg:y2="17.6cm" draw:start-shape="id61" draw:start-glue-point="1" draw:end-shape="id62" draw:end-glue-point="3" svg:d="M11200 17600h1100" svg:viewBox="0 0 1101 1">
          <text:p/>
        </draw:connector>
        <draw:custom-shape draw:style-name="azul" xml:id="id63" draw:id="id63" draw:layer="layout" svg:width="1.2cm" svg:height="0.4cm" svg:x="10cm" svg:y="17.8cm">
          <text:p>h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xml:id="id64" draw:id="id64" draw:layer="layout" svg:width="2cm" svg:height="0.4cm" svg:x="12.3cm" svg:y="17.8cm">
          <text:p>tc-tit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1.2cm" svg:y1="18cm" svg:x2="12.3cm" svg:y2="18cm" draw:start-shape="id63" draw:start-glue-point="1" draw:end-shape="id64" draw:end-glue-point="3" svg:d="M11200 18000h1100" svg:viewBox="0 0 1101 1">
          <text:p/>
        </draw:connector>
        <draw:custom-shape draw:style-name="gr14" xml:id="id65" draw:id="id65" draw:layer="layout" svg:width="1.2cm" svg:height="0.4cm" svg:x="8.5cm" svg:y="18.4cm">
          <text:p>di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xml:id="id66" draw:id="id66" draw:layer="layout" svg:width="1.5cm" svg:height="0.4cm" svg:x="10.8cm" svg:y="18.4cm">
          <text:p>tc-reve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9.7cm" svg:y1="18.6cm" svg:x2="10.8cm" svg:y2="18.6cm" draw:start-shape="id65" draw:start-glue-point="1" draw:end-shape="id66" draw:end-glue-point="3" svg:d="M9700 18600h1100" svg:viewBox="0 0 1101 1">
          <text:p/>
        </draw:connector>
        <draw:connector draw:style-name="gr2" draw:text-style-name="P1" draw:layer="layout" draw:line-skew="0cm 0.101cm" svg:x1="8.1cm" svg:y1="15.4cm" svg:x2="8.5cm" svg:y2="18.6cm" draw:start-shape="id50" draw:start-glue-point="2" draw:end-shape="id65" draw:end-glue-point="3" svg:d="M8100 15400v1501 1699h400" svg:viewBox="0 0 401 3201">
          <text:p/>
        </draw:connector>
        <draw:custom-shape draw:style-name="gr14" xml:id="id67" draw:id="id67" draw:layer="layout" svg:width="1.2cm" svg:height="0.4cm" svg:x="9cm" svg:y="18.8cm">
          <text:p>di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xml:id="id68" draw:id="id68" draw:layer="layout" svg:width="1.5cm" svg:height="0.4cm" svg:x="11.3cm" svg:y="18.8cm">
          <text:p>tc-subtit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0.2cm" svg:y1="19cm" svg:x2="11.3cm" svg:y2="19cm" draw:start-shape="id67" draw:start-glue-point="1" draw:end-shape="id68" draw:end-glue-point="3" svg:d="M10200 19000h1100" svg:viewBox="0 0 1101 1">
          <text:p/>
        </draw:connector>
        <draw:custom-shape draw:style-name="gr14" xml:id="id69" draw:id="id69" draw:layer="layout" svg:width="1.2cm" svg:height="0.4cm" svg:x="8.5cm" svg:y="19.6cm">
          <text:p>di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xml:id="id70" draw:id="id70" draw:layer="layout" svg:width="1.5cm" svg:height="0.4cm" svg:x="10.8cm" svg:y="19.6cm">
          <text:p>tc-reve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9.7cm" svg:y1="19.8cm" svg:x2="10.8cm" svg:y2="19.8cm" draw:start-shape="id69" draw:start-glue-point="1" draw:end-shape="id70" draw:end-glue-point="3" svg:d="M9700 19800h1100" svg:viewBox="0 0 1101 1">
          <text:p/>
        </draw:connector>
        <draw:connector draw:style-name="gr2" draw:text-style-name="P1" draw:layer="layout" draw:line-skew="0cm 0.101cm" svg:x1="8.1cm" svg:y1="15.4cm" svg:x2="8.5cm" svg:y2="19.8cm" draw:start-shape="id50" draw:start-glue-point="2" draw:end-shape="id69" draw:end-glue-point="3" svg:d="M8100 15400v2101 2299h400" svg:viewBox="0 0 401 4401">
          <text:p/>
        </draw:connector>
        <draw:custom-shape draw:style-name="gr14" xml:id="id71" draw:id="id71" draw:layer="layout" svg:width="1.2cm" svg:height="0.4cm" svg:x="9cm" svg:y="20cm">
          <text:p>di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xml:id="id72" draw:id="id72" draw:layer="layout" svg:width="1.8cm" svg:height="0.4cm" svg:x="11.3cm" svg:y="20cm">
          <text:p>tc-tags-wrapp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0.2cm" svg:y1="20.2cm" svg:x2="11.3cm" svg:y2="20.2cm" draw:start-shape="id71" draw:start-glue-point="1" draw:end-shape="id72" draw:end-glue-point="3" svg:d="M10200 20200h1100" svg:viewBox="0 0 1101 1">
          <text:p/>
        </draw:connector>
        <draw:custom-shape draw:style-name="gr14" xml:id="id73" draw:id="id73" draw:layer="layout" svg:width="1.2cm" svg:height="0.4cm" svg:x="8.5cm" svg:y="20.8cm">
          <text:p>di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xml:id="id74" draw:id="id74" draw:layer="layout" svg:width="1.9cm" svg:height="0.4cm" svg:x="10.8cm" svg:y="20.8cm">
          <text:p>tc-tiddler-body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9.7cm" svg:y1="21cm" svg:x2="10.8cm" svg:y2="21cm" draw:start-shape="id73" draw:start-glue-point="1" draw:end-shape="id74" draw:end-glue-point="3" svg:d="M9700 21000h1100" svg:viewBox="0 0 1101 1">
          <text:p/>
        </draw:connector>
        <draw:custom-shape draw:style-name="gr5" xml:id="id75" draw:id="id75" draw:layer="layout" svg:width="1.5cm" svg:height="0.4cm" svg:x="12.8cm" svg:y="20.8cm">
          <text:p>tc-reve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.7cm" svg:y1="21cm" svg:x2="12.8cm" svg:y2="21cm" draw:start-shape="id74" draw:start-glue-point="1" draw:end-shape="id75" draw:end-glue-point="3" svg:d="M12700 21000h100" svg:viewBox="0 0 101 1">
          <text:p/>
        </draw:connector>
        <draw:connector draw:style-name="gr2" draw:text-style-name="P1" draw:layer="layout" draw:line-skew="0cm 0.101cm" svg:x1="8.1cm" svg:y1="15.4cm" svg:x2="8.5cm" svg:y2="21cm" draw:start-shape="id50" draw:start-glue-point="2" draw:end-shape="id73" draw:end-glue-point="3" svg:d="M8100 15400v2701 2899h400" svg:viewBox="0 0 401 5601">
          <text:p/>
        </draw:connector>
        <draw:custom-shape draw:style-name="gr20" draw:text-style-name="P5" draw:layer="no-editable" svg:width="0.9cm" svg:height="6.4cm" svg:x="14.8cm" svg:y="14.9cm">
          <text:p text:style-name="P4"><text:span text:style-name="T1">Repeat for </text:span><text:span text:style-name="T1"><text:line-break/></text:span><text:span text:style-name="T1">each tiddler</text:span><text:span text:style-name="T1"><text:line-break/></text:span><text:span text:style-name="T1">of the </text:span><text:span text:style-name="T1"><text:line-break/></text:span><text:span text:style-name="T1">story river</text:span></text:p>
          <draw:enhanced-geometry svg:viewBox="0 0 21600 21600" draw:text-areas="0 0 21600 21600" draw:mirror-horizontal="false" draw:mirror-vertical="false" draw:type="chevron" draw:modifiers="15582.6859045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xml:id="id76" draw:id="id76" draw:layer="no-editable" svg:width="1.2cm" svg:height="0.4cm" svg:x="7.5cm" svg:y="21.6cm">
          <text:p>s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xml:id="id77" draw:id="id77" draw:layer="no-editable" svg:width="1.9cm" svg:height="0.4cm" svg:x="9.8cm" svg:y="21.6cm">
          <text:p>story-frontdrop</text:p>
          <draw:enhanced-geometry svg:viewBox="0 0 21600 21600" draw:type="rectangle" draw:enhanced-path="M 0 0 L 21600 0 21600 21600 0 21600 0 0 Z N"/>
        </draw:custom-shape>
        <draw:connector draw:style-name="gr2" draw:text-style-name="P1" draw:layer="no-editable" svg:x1="8.7cm" svg:y1="21.8cm" svg:x2="9.8cm" svg:y2="21.8cm" draw:start-shape="id76" draw:start-glue-point="1" draw:end-shape="id77" draw:end-glue-point="3" svg:d="M8700 21800h1100" svg:viewBox="0 0 1101 1">
          <text:p/>
        </draw:connector>
        <draw:connector draw:style-name="gr21" draw:text-style-name="P1" draw:layer="no-editable" svg:x1="7.1cm" svg:y1="14.4cm" svg:x2="7.5cm" svg:y2="14.8cm" draw:start-shape="id16" draw:start-glue-point="2" draw:end-shape="id78" draw:end-glue-point="3" svg:d="M7100 14400v400h400" svg:viewBox="0 0 401 401">
          <text:p/>
        </draw:connector>
        <draw:connector draw:style-name="gr21" draw:text-style-name="P1" draw:layer="no-editable" svg:x1="7.1cm" svg:y1="14.4cm" svg:x2="7.5cm" svg:y2="15.2cm" draw:start-shape="id16" draw:start-glue-point="2" draw:end-shape="id50" draw:end-glue-point="3" svg:d="M7100 14400v800h400" svg:viewBox="0 0 401 801">
          <text:p/>
        </draw:connector>
        <draw:connector draw:style-name="gr21" draw:text-style-name="P1" draw:layer="no-editable" draw:line-skew="0cm 0.101cm" svg:x1="7.1cm" svg:y1="14.4cm" svg:x2="7.5cm" svg:y2="21.8cm" draw:start-shape="id16" draw:start-glue-point="2" draw:end-shape="id76" draw:end-glue-point="3" svg:d="M7100 14400v3601 3799h400" svg:viewBox="0 0 401 7401">
          <text:p/>
        </draw:connector>
        <draw:custom-shape draw:style-name="gr9" xml:id="id79" draw:id="id79" draw:layer="no-editable" svg:width="1.2cm" svg:height="0.4cm" svg:x="6.5cm" svg:y="22.2cm">
          <text:p>s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xml:id="id80" draw:id="id80" draw:layer="no-editable" svg:width="1.5cm" svg:height="0.4cm" svg:x="8.7cm" svg:y="22.2cm">
          <text:p>tc-alerts</text:p>
          <draw:enhanced-geometry svg:viewBox="0 0 21600 21600" draw:type="rectangle" draw:enhanced-path="M 0 0 L 21600 0 21600 21600 0 21600 0 0 Z N"/>
        </draw:custom-shape>
        <draw:connector draw:style-name="gr2" draw:text-style-name="P1" draw:layer="no-editable" svg:x1="7.7cm" svg:y1="22.4cm" svg:x2="8.7cm" svg:y2="22.4cm" draw:start-shape="id79" draw:start-glue-point="1" draw:end-shape="id80" draw:end-glue-point="3" svg:d="M7700 22400h1000" svg:viewBox="0 0 1001 1">
          <text:p/>
        </draw:connector>
        <draw:connector draw:style-name="gr21" draw:text-style-name="P1" draw:layer="no-editable" svg:x1="6cm" svg:y1="5.3cm" svg:x2="6.5cm" svg:y2="22.4cm" draw:start-shape="id6" draw:start-glue-point="2" draw:end-shape="id79" draw:end-glue-point="3" svg:d="M6000 5300v8451h-1v8649h501" svg:viewBox="0 0 502 17101">
          <text:p/>
        </draw:connector>
        <draw:custom-shape draw:style-name="gr9" xml:id="id84" draw:id="id84" draw:layer="no-editable" svg:width="1.2cm" svg:height="0.4cm" svg:x="6.5cm" svg:y="22.8cm">
          <text:p>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naranja" xml:id="id81" draw:id="id81" draw:layer="no-editable" svg:width="1.2cm" svg:height="0.4cm" svg:x="7cm" svg:y="23.2cm">
          <text:p>di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xml:id="id82" draw:id="id82" draw:layer="no-editable" svg:width="1.8cm" svg:height="0.4cm" svg:x="9.3cm" svg:y="23.2cm">
          <text:p>tc-drafts-list</text:p>
          <draw:enhanced-geometry svg:viewBox="0 0 21600 21600" draw:type="rectangle" draw:enhanced-path="M 0 0 L 21600 0 21600 21600 0 21600 0 0 Z N"/>
        </draw:custom-shape>
        <draw:connector draw:style-name="gr2" draw:text-style-name="P1" draw:layer="no-editable" svg:x1="8.2cm" svg:y1="23.4cm" svg:x2="9.3cm" svg:y2="23.4cm" draw:start-shape="id81" draw:start-glue-point="1" draw:end-shape="id82" draw:end-glue-point="3" svg:d="M8200 23400h1100" svg:viewBox="0 0 1101 1">
          <text:p/>
        </draw:connector>
        <draw:custom-shape draw:style-name="gr5" xml:id="id83" draw:id="id83" draw:layer="no-editable" svg:width="1.5cm" svg:height="0.4cm" svg:x="11.2cm" svg:y="23.2cm">
          <text:p>tc-reve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1" draw:layer="no-editable" svg:x1="11.1cm" svg:y1="23.4cm" svg:x2="11.2cm" svg:y2="23.4cm" draw:start-shape="id82" draw:start-glue-point="1" draw:end-shape="id83" draw:end-glue-point="3" svg:d="M11100 23400h100" svg:viewBox="0 0 101 1">
          <text:p/>
        </draw:connector>
        <draw:connector draw:style-name="gr21" draw:text-style-name="P1" draw:layer="no-editable" svg:x1="6cm" svg:y1="5.3cm" svg:x2="6.5cm" svg:y2="23cm" draw:start-shape="id6" draw:start-glue-point="2" draw:end-shape="id84" draw:end-glue-point="3" svg:d="M6000 5300v8751h-1v8949h501" svg:viewBox="0 0 502 17701">
          <text:p/>
        </draw:connector>
        <draw:connector draw:style-name="gr21" draw:text-style-name="P1" draw:layer="no-editable" svg:x1="11.6cm" svg:y1="15.2cm" svg:x2="11.7cm" svg:y2="15.2cm" draw:start-shape="id51" draw:start-glue-point="1" draw:end-shape="id52" draw:end-glue-point="3" svg:d="M11600 15200h100" svg:viewBox="0 0 101 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 Narrow1" svg:font-family="'Arial Narro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Narrow" svg:font-family="'Arial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equeña" style:family="graphic" style:parent-style-name="standard">
      <style:graphic-properties svg:stroke-color="#000000" draw:fill="none" draw:textarea-horizontal-align="justify" draw:textarea-vertical-align="middle" draw:auto-grow-height="false" fo:min-height="0.112cm" fo:min-width="1.462cm"/>
      <style:paragraph-properties fo:text-align="center"/>
      <style:text-properties style:font-name="Arial Narrow" fo:font-family="'Arial Narrow'" style:font-family-generic="swiss" style:font-pitch="variable" fo:font-size="10pt"/>
    </style:style>
    <style:style style:name="amarilla" style:family="graphic" style:parent-style-name="pequeña">
      <style:graphic-properties draw:fill="solid" draw:fill-color="#ffffa6"/>
    </style:style>
    <style:style style:name="naranja" style:family="graphic" style:parent-style-name="pequeña">
      <style:graphic-properties draw:stroke-dash="Dash_20_1" draw:fill="solid" draw:fill-color="#ffdbb6" draw:fill-gradient-name="Gradient_20_1" draw:fill-hatch-name="Hatching_20_91" draw:fill-image-name="Bitmap_20_1"/>
    </style:style>
    <style:style style:name="roja" style:family="graphic" style:parent-style-name="pequeña">
      <style:graphic-properties draw:stroke-dash="Dash_20_1" draw:fill="solid" draw:fill-color="#f7d1d5" draw:fill-gradient-name="Gradient_20_1" draw:fill-hatch-name="Hatching_20_91" draw:fill-image-name="Bitmap_20_1"/>
    </style:style>
    <style:style style:name="azul" style:family="graphic" style:parent-style-name="pequeña">
      <style:graphic-properties draw:fill="solid" draw:fill-color="#dee6ef"/>
    </style:style>
    <style:style style:name="verde" style:family="graphic" style:parent-style-name="pequeña">
      <style:graphic-properties draw:stroke-dash="Dash_20_1" svg:stroke-color="#000000" draw:fill="solid" draw:fill-color="#dde8cb" draw:fill-gradient-name="Gradient_20_1" draw:fill-hatch-name="Hatching_20_91" draw:fill-image-name="Bitmap_20_1"/>
    </style:style>
    <style:style style:name="punteado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0.112cm" fo:min-width="0.762cm"/>
      <style:paragraph-properties fo:text-align="center"/>
      <style:text-properties style:font-name="Arial Narrow" fo:font-family="'Arial Narrow'" style:font-family-generic="swiss" style:font-pitch="variable" fo:font-size="8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no-editable" draw:protected="true">
        <svg:desc>para poner los objetos que hay sobre los demás</svg:desc>
      </draw:layer>
    </draw:layer-set>
    <style:master-page style:name="Predeterminad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Kewapo wapo</meta:initial-creator>
    <meta:creation-date>2019-11-26T09:57:01.679000000</meta:creation-date>
    <dc:date>2019-11-26T12:56:01.929000000</dc:date>
    <dc:creator>Kewapo wapo</dc:creator>
    <meta:editing-duration>PT1H54M13S</meta:editing-duration>
    <meta:editing-cycles>15</meta:editing-cycles>
    <meta:generator>LibreOffice/6.3.3.2$Windows_x86 LibreOffice_project/a64200df03143b798afd1ec74a12ab50359878ed</meta:generator>
    <meta:document-statistic meta:object-count="159"/>
  </office:meta>
</office:document-meta>
</file>